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de" fo:country="DE" fo:font-weight="bold" officeooo:rsid="00027e8b" officeooo:paragraph-rsid="00027e8b" style:font-weight-asian="bold" style:font-weight-complex="bold"/>
    </style:style>
    <style:style style:name="P2" style:family="paragraph" style:parent-style-name="Standard">
      <style:text-properties fo:language="de" fo:country="DE" fo:font-weight="normal" officeooo:rsid="00027e8b" officeooo:paragraph-rsid="00027e8b" style:font-weight-asian="normal" style:font-weight-complex="normal"/>
    </style:style>
    <style:style style:name="P3" style:family="paragraph" style:parent-style-name="Standard">
      <style:text-properties fo:language="de" fo:country="DE" fo:font-weight="normal" officeooo:rsid="0002c379" officeooo:paragraph-rsid="0002c379" style:font-weight-asian="normal" style:font-weight-complex="normal"/>
    </style:style>
    <style:style style:name="P4" style:family="paragraph" style:parent-style-name="Standard" style:list-style-name="L1">
      <style:text-properties fo:language="de" fo:country="DE" fo:font-weight="normal" officeooo:rsid="00027e8b" officeooo:paragraph-rsid="00027e8b"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4fc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hutzziele in der Informationssicherheit</text:p>
      <text:p text:style-name="P2"/>
      <text:p text:style-name="P2">Es gibt 7 Schutzziele in der Informationssicherheit. Diese sind:</text:p>
      <text:list xml:id="list459671159" text:style-name="L1">
        <text:list-item>
          <text:p text:style-name="P4">Vertraulichkeit</text:p>
        </text:list-item>
        <text:list-item>
          <text:p text:style-name="P4">Integrität</text:p>
        </text:list-item>
        <text:list-item>
          <text:p text:style-name="P4">Verfügbarkeit</text:p>
        </text:list-item>
        <text:list-item>
          <text:p text:style-name="P4">Authentizität</text:p>
        </text:list-item>
        <text:list-item>
          <text:p text:style-name="P4">Nichtabstreitbarkeit</text:p>
        </text:list-item>
        <text:list-item>
          <text:p text:style-name="P4">Zurechenbarkeit</text:p>
        </text:list-item>
        <text:list-item>
          <text:p text:style-name="P4">Privatsphäre</text:p>
        </text:list-item>
      </text:list>
      <text:p text:style-name="P2"/>
      <text:p text:style-name="P1">Vertraulichkeit</text:p>
      <text:p text:style-name="P2"/>
      <text:p text:style-name="P2">Die Information einer Nachricht ist nur den befugten Personen <text:span text:style-name="T2">zugänglich</text:span>.</text:p>
      <text:p text:style-name="P2"/>
      <text:p text:style-name="P1">Integrität</text:p>
      <text:p text:style-name="P2"/>
      <text:p text:style-name="P2">Der Inahlt der Nachricht kann entweder nicht bearbeitet werden oder nicht unbemerkt bearbeitet werden.</text:p>
      <text:p text:style-name="P2"/>
      <text:p text:style-name="P1">Verfügbarkeit</text:p>
      <text:p text:style-name="P2"/>
      <text:p text:style-name="P2">Ein Dienst muss zur vereinbarten Zeit verfügbar sein. Die Verfügbarkeit setzt sich aus der eigentlichen Aktivzeit geteilt durch die vereinbarte Zeit zusammen.</text:p>
      <text:p text:style-name="P2"/>
      <text:p text:style-name="P1">Authentizität</text:p>
      <text:p text:style-name="P2"/>
      <text:p text:style-name="P3">Beinhaltet, dass der aktuelle Kommunikationsparnter auch der gewollte <text:s/>bzw. richtige Kommunikationspartner ist. Man kann dies auch als Identitätsnachweis nennen.</text:p>
      <text:p text:style-name="P2"/>
      <text:p text:style-name="P1">Nichtabstreitbarkeit</text:p>
      <text:p text:style-name="P2"/>
      <text:p text:style-name="P2">Der Urheber einer Nachricht kann dies nicht gegenüber anderer Personen abstreiten.</text:p>
      <text:p text:style-name="P2"/>
      <text:p text:style-name="P1">Zurechenbarkeit</text:p>
      <text:p text:style-name="P2"/>
      <text:p text:style-name="P2">Eine Nachricht soll einem Nutzer zugewiesen werden können.</text:p>
      <text:p text:style-name="P2"/>
      <text:p text:style-name="P1">Privatsphäre</text:p>
      <text:p text:style-name="P3"/>
      <text:p text:style-name="P3">Die privaten Nachrichten von Nutzern sollen nicht veröffentlicht werden. Dabei gibt es die Anonymität wo der Nutzer nicht bekannt ist und die Pseudonymität wo ein Nutzer identifiziert werden kann aber nicht mit einer echten Person in verbindung gebracht werden kann.</text:p>
      <text:p text:style-name="P2"/>
      <text:p text:style-name="P2"/>
      <text:p text:style-name="P1"><text:span text:style-name="T1">Quelle: </text:span><text:a xlink:type="simple" xlink:href="https://www.kryptowissen.de/schutzziele.php" text:style-name="Internet_20_link" text:visited-style-name="Visited_20_Internet_20_Link"><text:span text:style-name="T1">https://www.kryptowissen.de/schutzziele.php</text:span></text:a><text:span text:style-name="T1">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15:38:42.689233362</meta:creation-date>
    <dc:date>2021-11-21T16:58:04.682506449</dc:date>
    <meta:editing-duration>PT5M43S</meta:editing-duration>
    <meta:editing-cycles>2</meta:editing-cycles>
    <meta:generator>LibreOffice/6.4.7.2$Linux_X86_64 LibreOffice_project/40$Build-2</meta:generator>
    <meta:document-statistic meta:table-count="0" meta:image-count="0" meta:object-count="0" meta:page-count="1" meta:paragraph-count="24" meta:word-count="160" meta:character-count="1260" meta:non-whitespace-character-count="1129"/>
  </office:meta>
</office:document-meta>
</file>